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2.3437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5.089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SongName</text:p>
          </table:table-cell>
          <table:table-cell office:value-type="string">
            <text:p>Artist</text:p>
          </table:table-cell>
          <table:table-cell office:value-type="string">
            <text:p>File</text:p>
          </table:table-cell>
          <table:table-cell office:value-type="string">
            <text:p>Verse Start</text:p>
          </table:table-cell>
          <table:table-cell office:value-type="string">
            <text:p>Verse End</text:p>
          </table:table-cell>
          <table:table-cell office:value-type="string">
            <text:p>Audio on Git</text:p>
          </table:table-cell>
          <table:table-cell office:value-type="string">
            <text:p>Lyrics on Git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 Lie</text:p>
          </table:table-cell>
          <table:table-cell office:value-type="string">
            <text:p>2 Chains</text:p>
          </table:table-cell>
          <table:table-cell office:value-type="string">
            <text:p>04 No Lie (Feat. Drake).mp3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uches of Tuna</text:p>
          </table:table-cell>
          <table:table-cell office:value-type="string">
            <text:p>Action Bronson</text:p>
          </table:table-cell>
          <table:table-cell office:value-type="string">
            <text:p>01 Pouches Of Tuna ft. Roc Marciano.mp3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 Sleep Till Brooklyn</text:p>
          </table:table-cell>
          <table:table-cell office:value-type="string">
            <text:p>Beastie Boys</text:p>
          </table:table-cell>
          <table:table-cell office:value-type="string">
            <text:p>08 No Sleep Till Brooklyn.mp3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utterbug</text:p>
          </table:table-cell>
          <table:table-cell office:value-type="string">
            <text:p>Big Boi &amp; Cutty</text:p>
          </table:table-cell>
          <table:table-cell office:value-type="string">
            <text:p>05 Shutterbugg.mp3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ill Not A Player</text:p>
          </table:table-cell>
          <table:table-cell office:value-type="string">
            <text:p>Big Punisher</text:p>
          </table:table-cell>
          <table:table-cell office:value-type="string">
            <text:p>06 Still Not A Player.mp3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vin Gaye &amp; Chardonnay</text:p>
          </table:table-cell>
          <table:table-cell office:value-type="string">
            <text:p>Big Sean</text:p>
          </table:table-cell>
          <table:table-cell office:value-type="string">
            <text:p>07 Marvin Gaye &amp; Chardonnay Ft Kanye West &amp; Roscoe Dash.mp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tt In The Mean Time</text:p>
          </table:table-cell>
          <table:table-cell office:value-type="string">
            <text:p>Black Sheep</text:p>
          </table:table-cell>
          <table:table-cell office:value-type="string">
            <text:p>1-03 03 - Butt In The Meantime.mp3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u Collar Worker</text:p>
          </table:table-cell>
          <table:table-cell office:value-type="string">
            <text:p>Blu</text:p>
          </table:table-cell>
          <table:table-cell office:value-type="string">
            <text:p>06 Blu Collar Worker.mp3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olie High</text:p>
          </table:table-cell>
          <table:table-cell office:value-type="string">
            <text:p>Camp Lo</text:p>
          </table:table-cell>
          <table:table-cell office:value-type="string">
            <text:p>14 Coolie High.mp3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avorite Song</text:p>
          </table:table-cell>
          <table:table-cell office:value-type="string">
            <text:p>Chance The Rapper</text:p>
          </table:table-cell>
          <table:table-cell office:value-type="string">
            <text:p>08 Favorite Song f. Childish Gambino.mp3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he Corner</text:p>
          </table:table-cell>
          <table:table-cell office:value-type="string">
            <text:p>Common</text:p>
          </table:table-cell>
          <table:table-cell office:value-type="string">
            <text:p>02 The Corner.mp3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hatever U Want</text:p>
          </table:table-cell>
          <table:table-cell office:value-type="string">
            <text:p>Consequence</text:p>
          </table:table-cell>
          <table:table-cell office:value-type="string">
            <text:p>01 Whatever U Want (feat. Kanye West &amp; John Legend).mp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l Tan Everything</text:p>
          </table:table-cell>
          <table:table-cell office:value-type="string">
            <text:p>Das Racist</text:p>
          </table:table-cell>
          <table:table-cell office:value-type="string">
            <text:p>02 all tan everything (featuring jay-z) (produced by sabzi).mp3</text:p>
          </table:table-cell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es Is High</text:p>
          </table:table-cell>
          <table:table-cell office:value-type="string">
            <text:p>De La Soul</text:p>
          </table:table-cell>
          <table:table-cell office:value-type="string">
            <text:p>16 Stakes Is High.mp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3030">
            <text:p>3030</text:p>
          </table:table-cell>
          <table:table-cell office:value-type="string">
            <text:p>Deltron 3030</text:p>
          </table:table-cell>
          <table:table-cell office:value-type="string">
            <text:p>3030.mp3</text:p>
          </table:table-cell>
          <table:table-cell office:value-type="float" office:value="67">
            <text:p>67</text:p>
          </table:table-cell>
          <table:table-cell office:value-type="float" office:value="131">
            <text:p>131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birth fo Slick</text:p>
          </table:table-cell>
          <table:table-cell office:value-type="string">
            <text:p>Digible Planets</text:p>
          </table:table-cell>
          <table:table-cell office:value-type="string">
            <text:p>06 Rebirth of Slick (Cool Like Dat).mp3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t Me Ride</text:p>
          </table:table-cell>
          <table:table-cell office:value-type="string">
            <text:p>Dr. Dre</text:p>
          </table:table-cell>
          <table:table-cell office:value-type="string">
            <text:p>03 Let Me Ride.mp3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ss Appeal</text:p>
          </table:table-cell>
          <table:table-cell office:value-type="string">
            <text:p>GangStarr</text:p>
          </table:table-cell>
          <table:table-cell office:value-type="string">
            <text:p>02 Mass Appeal.mp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ipster Girls</text:p>
          </table:table-cell>
          <table:table-cell office:value-type="string">
            <text:p>IamSu</text:p>
          </table:table-cell>
          <table:table-cell office:value-type="string">
            <text:p>08 Hipster Girls <text:s/>(Prod By Trackademicks).mp3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ster</text:p>
          </table:table-cell>
          <table:table-cell office:value-type="string">
            <text:p>Kanye West &amp; Jay-Z</text:p>
          </table:table-cell>
          <table:table-cell office:value-type="string">
            <text:p>Monster (feat. Rick Ross, Bon Iver, &amp; Nikki Minaj).mp3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D.H.D.</text:p>
          </table:table-cell>
          <table:table-cell office:value-type="string">
            <text:p>Kendrick Lamar</text:p>
          </table:table-cell>
          <table:table-cell office:value-type="string">
            <text:p>03 A.D.H.D.mp3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igamortus</text:p>
          </table:table-cell>
          <table:table-cell office:value-type="string">
            <text:p>Kendrick Lamar</text:p>
          </table:table-cell>
          <table:table-cell office:value-type="string">
            <text:p>12 Rigamortus.mp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p Up &amp; Away</text:p>
          </table:table-cell>
          <table:table-cell office:value-type="string">
            <text:p>Kid Cudi</text:p>
          </table:table-cell>
          <table:table-cell office:value-type="string">
            <text:p>15 Up Up &amp; Away.mp3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st Ones</text:p>
          </table:table-cell>
          <table:table-cell office:value-type="string">
            <text:p>Lauren Hill</text:p>
          </table:table-cell>
          <table:table-cell office:value-type="string">
            <text:p>02 Lost Ones.mp3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outhern Hospitality</text:p>
          </table:table-cell>
          <table:table-cell office:value-type="string">
            <text:p>Ludacris</text:p>
          </table:table-cell>
          <table:table-cell office:value-type="string">
            <text:p>14 Southern Hospitality.mp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untry Grammar</text:p>
          </table:table-cell>
          <table:table-cell office:value-type="string">
            <text:p>Nelly</text:p>
          </table:table-cell>
          <table:table-cell office:value-type="string">
            <text:p>04 Country Grammar.mp3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ypnotize</text:p>
          </table:table-cell>
          <table:table-cell office:value-type="string">
            <text:p>Notorious B.I.G.</text:p>
          </table:table-cell>
          <table:table-cell office:value-type="string">
            <text:p>03 Hypnotize Feat. Pamela Long &amp; Diddy.mp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levators</text:p>
          </table:table-cell>
          <table:table-cell office:value-type="string">
            <text:p>Outkast</text:p>
          </table:table-cell>
          <table:table-cell office:value-type="string">
            <text:p>06 Elevators (Me &amp; You).mp3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t Here Anymore</text:p>
          </table:table-cell>
          <table:table-cell office:value-type="string">
            <text:p>Phonte</text:p>
          </table:table-cell>
          <table:table-cell office:value-type="string">
            <text:p>04 Not Here Anymore (feat. Elzhi).mp3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t's Tricky</text:p>
          </table:table-cell>
          <table:table-cell office:value-type="string">
            <text:p>Run DMC</text:p>
          </table:table-cell>
          <table:table-cell office:value-type="string">
            <text:p>02 It's Tricky.mp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hildren's Story</text:p>
          </table:table-cell>
          <table:table-cell office:value-type="string">
            <text:p>Slick Rick</text:p>
          </table:table-cell>
          <table:table-cell office:value-type="string">
            <text:p>03 Children's Story.mp3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ho Am I</text:p>
          </table:table-cell>
          <table:table-cell office:value-type="string">
            <text:p>Snoop Dogg</text:p>
          </table:table-cell>
          <table:table-cell office:value-type="string">
            <text:p>08 Who Am I (What's My Name)_.mp3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rop It Like It's Hot</text:p>
          </table:table-cell>
          <table:table-cell office:value-type="string">
            <text:p>Snoop Dogg &amp; Pharrell</text:p>
          </table:table-cell>
          <table:table-cell office:value-type="string">
            <text:p>04 Drop it Like It's Hot.mp3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ound</text:p>
          </table:table-cell>
          <table:table-cell office:value-type="string">
            <text:p>Stalley</text:p>
          </table:table-cell>
          <table:table-cell office:value-type="string">
            <text:p>05 Pound.mp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hy You Wanna</text:p>
          </table:table-cell>
          <table:table-cell office:value-type="string">
            <text:p>T.I. </text:p>
          </table:table-cell>
          <table:table-cell office:value-type="string">
            <text:p>08 Why You Wanna.mp3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et By</text:p>
          </table:table-cell>
          <table:table-cell office:value-type="string">
            <text:p>Talib Kweli</text:p>
          </table:table-cell>
          <table:table-cell office:value-type="string">
            <text:p>11 Get By.mp3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 Got 5 On It</text:p>
          </table:table-cell>
          <table:table-cell office:value-type="string">
            <text:p>The Luniz</text:p>
          </table:table-cell>
          <table:table-cell office:value-type="string">
            <text:p>03 I Got 5 On It.mp3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hat They Do</text:p>
          </table:table-cell>
          <table:table-cell office:value-type="string">
            <text:p>The Roots</text:p>
          </table:table-cell>
          <table:table-cell office:value-type="string">
            <text:p>08 What They Do.mp3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lack &amp; Yellow</text:p>
          </table:table-cell>
          <table:table-cell office:value-type="string">
            <text:p>Wiz Khalifa</text:p>
          </table:table-cell>
          <table:table-cell office:value-type="string">
            <text:p>01 Black and Yellow.mp3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ezmorized</text:p>
          </table:table-cell>
          <table:table-cell office:value-type="string">
            <text:p>Wiz Khalifa</text:p>
          </table:table-cell>
          <table:table-cell office:value-type="string">
            <text:p>02 Mezmorized.mp3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s" number:country="US">
      <number:number number:min-integer-digits="1"/>
    </number:number-style>
    <number:number-style style:name="N5116P0" style:volatile="true" number:language="es" number:country="US">
      <number:number number:decimal-places="0" number:min-integer-digits="1" number:grouping="true"/>
    </number:number-style>
    <number:number-style style:name="N5116" number:language="es" number:country="US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US">
      <number:number number:decimal-places="0" number:min-integer-digits="1" number:grouping="true"/>
    </number:number-style>
    <number:number-style style:name="N5117" number:language="es" number:country="US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US">
      <number:number number:decimal-places="2" number:min-integer-digits="1" number:grouping="true"/>
    </number:number-style>
    <number:number-style style:name="N5118" number:language="es" number:country="US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US">
      <number:number number:decimal-places="2" number:min-integer-digits="1" number:grouping="true"/>
    </number:number-style>
    <number:number-style style:name="N5119" number:language="es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s" number:country="US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s" number:country="US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s" number:country="US">
      <number:text> - </number:text>
    </number:number-style>
    <number:text-style style:name="N5120" number:language="es" number:country="U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US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s" number:country="US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s" number:country="US">
      <number:text> -</number:text>
      <number:number number:decimal-places="0" number:min-integer-digits="0"/>
      <number:text> </number:text>
    </number:number-style>
    <number:text-style style:name="N5121" number:language="es" number:country="U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s" number:country="US">
      <number:minutes number:style="long"/>
      <number:text>:</number:text>
      <number:seconds number:style="long"/>
    </number:time-style>
    <number:time-style style:name="N5123" number:language="es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s" number:country="US">
      <number:minutes number:style="long"/>
      <number:text>:</number:text>
      <number:seconds number:style="long" number:decimal-places="1"/>
    </number:time-style>
    <number:number-style style:name="N5125" number:language="es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3/30/2014</text:date>, <text:time>13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0T13:31:40</dc:date>
    <meta:document-statistic meta:table-count="1" meta:cell-count="294" meta:object-count="0"/>
    <meta:generator>OpenOffice.org/3.4.1$Unix OpenOffice.org_project/341m1$Build-9593</meta:generator>
  </office:meta>
</office:document-meta>
</file>